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63b5" officeooo:paragraph-rsid="000d6159"/>
    </style:style>
    <style:style style:name="T1" style:family="text">
      <style:text-properties officeooo:rsid="000b22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aper presented by Dr. Timothy Brown, et al., is <text:span text:style-name="T1">proof of concept on how to measure performance of physical mesh networking hardware and protocols. Rather then relying solely on simulation software as many authors have done in the past, this team used a combination of off-the-shelf hardware and in-house developed software to measure dynamic source routing (DSR) mesh networking performance in real-time. While their “test bed,” as it is called throughout the paper, has the potential to facilitate the monitoring of 10’s of nodes, they tended to only test six to eight nodes. The mismatch between potential nodes and the actual number of nodes used is understandable as there are real costs associated with physical hardware and available open space for testing a large number of nodes. Dr. Brown, et al., also admit that their monitoring hardware was also significantly under-powered and have to be upgraded in order to capture the real-time behavior of a larger DSR network.</text:span></text:p>
      <text:p text:style-name="P1"><text:span text:style-name="T1"><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4:51:37.542000000</meta:creation-date>
    <dc:date>2016-11-06T15:33:49.306000000</dc:date>
    <meta:editing-duration>PT11M19S</meta:editing-duration>
    <meta:editing-cycles>3</meta:editing-cycles>
    <meta:generator>LibreOffice/5.2.2.2$Windows_x86 LibreOffice_project/8f96e87c890bf8fa77463cd4b640a2312823f3ad</meta:generator>
    <meta:document-statistic meta:table-count="0" meta:image-count="0" meta:object-count="0" meta:page-count="1" meta:paragraph-count="2" meta:word-count="159" meta:character-count="984" meta:non-whitespace-character-count="824"/>
  </office:meta>
</office:document-meta>
</file>